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24.17mm"/>
    </style:style>
    <style:style style:name="co6" style:family="table-column">
      <style:table-column-properties fo:break-before="auto" style:column-width="105.85mm"/>
    </style:style>
    <style:style style:name="co7" style:family="table-column">
      <style:table-column-properties fo:break-before="auto" style:column-width="264.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2.56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W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Default"/>
        <table:table-column table:style-name="co8" table:number-columns-repeated="1017" table:default-cell-style-name="ce3"/>
        <table:table-row table:style-name="ro1">
          <table:table-cell table:style-name="ce2" office:value-type="string" calcext:value-type="string">
            <text:p>technology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unit</text:p>
          </table:table-cell>
          <table:table-cell table:style-name="ce4" office:value-type="string" calcext:value-type="string">
            <text:p>notes</text:p>
          </table:table-cell>
          <table:table-cell office:value-type="string" calcext:value-type="string">
            <text:p>link(s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mature market Germany had WACC 4% nominal 2% real in 2018; assume all markets become mature eventually</text:p>
          </table:table-cell>
          <table:table-cell office:value-type="string" calcext:value-type="string">
            <text:p>https://www.ise.fraunhofer.de/content/dam/ise/de/documents/publications/studies/DE2018_ISE_Studie_Stromgestehungskosten_Erneuerbare_Energien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%/y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ility solar P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table:style-name="Default"/>
          <table:table-cell office:value-type="string" calcext:value-type="string">
            <text:p>https://deepresource.wordpress.com/2017/01/07/offshore-wind-life-expectancy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shore wind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IEA2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PEM with RD&amp;D (extrapolated from linked source)</text:p>
          </table:table-cell>
          <table:table-cell office:value-type="string" calcext:value-type="string">
            <text:p>https://doi.org/10.1016/j.ijhydene.2017.10.0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defaul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extrapolated (linked ESYS source has <text:s/>260 EUR/kWel)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electrolysis Nicola-NEL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SD/kWel</text:p>
          </table:table-cell>
          <table:table-cell office:value-type="string" calcext:value-type="string">
            <text:p>Nicola-NEL June 2020 </text:p>
          </table:table-cell>
          <table:table-cell office:value-type="string" calcext:value-type="string">
            <text:p>https://nikolamotor.com/press_releases/nikola-orders-enough-electrolysis-equipment-from-nel-to-produce-40000-kgs-of-hydrogen-per-day-8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electrolysis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1</text:p>
          </table:table-cell>
          <table:table-cell office:value-type="string" calcext:value-type="string">
            <text:p>http://hdl.handle.net/10419/803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2</text:p>
          </table:table-cell>
          <table:table-cell office:value-type="string" calcext:value-type="string">
            <text:p>http://hdl.handle.net/10419/803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3</text:p>
          </table:table-cell>
          <table:table-cell office:value-type="string" calcext:value-type="string">
            <text:p>http://hdl.handle.net/10419/803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4</text:p>
          </table:table-cell>
          <table:table-cell office:value-type="string" calcext:value-type="string">
            <text:p>http://hdl.handle.net/10419/803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5</text:p>
          </table:table-cell>
          <table:table-cell office:value-type="string" calcext:value-type="string">
            <text:p>http://hdl.handle.net/10419/803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C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6</text:p>
          </table:table-cell>
          <table:table-cell office:value-type="string" calcext:value-type="string">
            <text:p>http://hdl.handle.net/10419/803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7</text:p>
          </table:table-cell>
          <table:table-cell office:value-type="string" calcext:value-type="string">
            <text:p>http://hdl.handle.net/10419/803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8</text:p>
          </table:table-cell>
          <table:table-cell office:value-type="string" calcext:value-type="string">
            <text:p>http://hdl.handle.net/10419/80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UR/kWel</text:p>
          </table:table-cell>
          <table:table-cell office:value-type="string" calcext:value-type="string">
            <text:p>DIW DataDoc <text:s/>p.41 para 9</text:p>
          </table:table-cell>
          <table:table-cell office:value-type="string" calcext:value-type="string">
            <text:p>http://hdl.handle.net/10419/803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0</text:p>
          </table:table-cell>
          <table:table-cell office:value-type="string" calcext:value-type="string">
            <text:p>http://hdl.handle.net/10419/80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1</text:p>
          </table:table-cell>
          <table:table-cell office:value-type="string" calcext:value-type="string">
            <text:p>http://hdl.handle.net/10419/80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OCG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DIW DataDoc <text:s/>p.41 para 12</text:p>
          </table:table-cell>
          <table:table-cell office:value-type="string" calcext:value-type="string">
            <text:p>http://hdl.handle.net/10419/803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solution mined minimum from <text:s/>(0.02 $2008 -&gt; $2020 via https://www.usinflationcalculator.com/)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alt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[To be confirmed applicable for salt cavern?]</text:p>
          </table:table-cell>
          <table:table-cell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maximum from linked source (0.49 $2008 -&gt; $2020 via https://www.usinflationcalculator.com/) </text:p>
          </table:table-cell>
          <table:table-cell table:style-name="ce3" office:value-type="string" calcext:value-type="string">
            <text:p>https://www.nrel.gov/docs/fy10osti/46719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2 rock cavern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style-name="Default"/>
          <table:table-cell table:style-name="ce5" office:value-type="string" calcext:value-type="string">
            <text:p>http://www.acatech.de/fileadmin/user_upload/Baumstruktur_nach_Website/Acatech/root/de/Publikationen/Materialien/ESYS_Technologiesteckbrief_Energiespeicher.pdf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UR/kWh</text:p>
          </table:table-cell>
          <table:table-cell table:style-name="Default"/>
          <table:table-cell table:style-name="ce5" office:value-type="string" calcext:value-type="string">
            <text:p>http://dx.doi.org/10.1016/j.rser.2014.10.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2 steel tank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<text:s/>no source given in WHOB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</text:p>
          </table:table-cell>
          <table:table-cell office:value-type="string" calcext:value-type="string">
            <text:p>extrapolated from linked source</text:p>
          </table:table-cell>
          <table:table-cell office:value-type="string" calcext:value-type="string">
            <text:p>http://dx.doi.org/10.1016/j.jpowsour.2012.09.05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battery inverte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er unit</text:p>
          </table:table-cell>
          <table:table-cell table:style-name="Default"/>
          <table:table-cell table:style-name="ce5" office:value-type="string" calcext:value-type="string">
            <text:p>http://dx.doi.org/10.1016/j.jpowsour.2012.09.0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ttery storage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D/kWh</text:p>
          </table:table-cell>
          <table:table-cell office:value-type="string" calcext:value-type="string">
            <text:p>extrapolated from linked source (consistent with <text:a xlink:href="https://doi.org/10.1038/nclimate2564" xlink:type="simple">https://doi.org/10.1038/nclimate2564</text:a>)</text:p>
          </table:table-cell>
          <table:table-cell table:style-name="ce3" office:value-type="string" calcext:value-type="string">
            <text:p>http://dx.doi.org/10.1016/j.jpowsour.2012.09.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based on IE-EWIC 500MW @ €570M (2012) <text:s/>(pg 8) </text:p>
          </table:table-cell>
          <table:table-cell office:value-type="string" calcext:value-type="string">
            <text:p>https://www.cru.ie/wp-content/uploads/2012/07/cer12149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erconnecto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based on IE-EWIC losses of 30MW at rated (500MW) power </text:p>
          </table:table-cell>
          <table:table-cell office:value-type="string" calcext:value-type="string">
            <text:p>http://www.eirgrid.ie/site-files/library/EirGrid/EWIC_IEI%20Presentation%2029.04.10.ppt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<text:a xlink:href="http://www.18for0.ie/" xlink:type="simple">www.18for0.ie</text:a>)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1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18-for-0 (www.18for0.ie) study 2022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18-for-0 study 2020 (WACC 8.7%-10%: but arguably too high for system-wide/society-wide analysis)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18-for-0 study 2020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OM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525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FOM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97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clear SM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FOM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%/year</text:p>
          </table:table-cell>
          <table:table-cell office:value-type="string" calcext:value-type="string">
            <text:p>18-for-0 study 2020 €32 FOM vs €2640/kW investment - but need variable (fuel) costs also?</text:p>
          </table:table-cell>
          <table:table-cell office:value-type="string" calcext:value-type="string">
            <text:p>https://8124ac2f-a23d-491e-80f7-165576a5e5ad.filesusr.com/ugd/c8b045_87f20ba044304e4fa2a11f5d61957a40.pd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surface ICE transport vehicles and fuel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BEV surface transport vehicles</text:p>
          </table:table-cell>
          <table:table-cell table:style-name="ce3" office:value-type="string" calcext:value-type="string">
            <text:p>https://www.sciencedirect.com/science/article/pii/S0306261920309752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(27595+5000)/((30000*0.206)/(365*24))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. €27,595, plus €5,000 grant aid (minus €0 VRT). Average power of (say) (30,000 km/yr * 0.206 kWh/km)/(365*24).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05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Example BEV: Nissan Leaf XE (40 kWh battery); , 110 kW peak motor power; €27,595, plus €5,000 grant aid (minus €0 VRT) </text:p>
          </table:table-cell>
          <table:table-cell table:style-name="ce3" office:value-type="string" calcext:value-type="string">
            <text:p>https://www.nissan.ie/vehicles/new-vehicles/leaf/price-specifications.htm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table:formula="of:=[.D107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table:formula="of:=[.D108]"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battery perhaps only 10 years (Nissan warranty 8 years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table:formula="of:=[.D110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table:formula="of:=[.D111]"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table:formula="of:=[.D113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table:formula="of:=[.D114]" office:value-type="float" office:value="0.8" calcext:value-type="float">
            <text:p>0.8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Tank-to-wheel: very rough estimate across full FCEV surface transport vehicles. Linked source suggests that FCEV was noticeably lower than BEV in 2010 but should be comparable by 2020?</text:p>
          </table:table-cell>
          <table:table-cell table:style-name="ce3" office:value-type="string" calcext:value-type="string">
            <text:p>https://publications.jrc.ec.europa.eu/repository/bitstream/JRC85327/ttw_report_v4a_online.pd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vestment</text:p>
          </table:table-cell>
          <table:table-cell table:formula="of:=[.D104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investment</text:p>
          </table:table-cell>
          <table:table-cell table:formula="of:=[.D116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investment</text:p>
          </table:table-cell>
          <table:table-cell table:formula="of:=[.D117]" office:value-type="float" office:value="46202.6213592233" calcext:value-type="float">
            <text:p>46202.6213592233</text:p>
          </table:table-cell>
          <table:table-cell office:value-type="string" calcext:value-type="string">
            <text:p>EUR/kW</text:p>
          </table:table-cell>
          <table:table-cell office:value-type="string" calcext:value-type="string">
            <text:p>Crude estimate: roughly similar to BEV?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fe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Crude estimate. Vehicle lifetime likely ~20 years, but FC perhaps only 10 year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CEV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iscount rat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Crude estimate. Private car loan financing probably much higher; but we want “society-wide” transformation rate, which could, conceivably, exploit sovereign bond rates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ircraf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efficienc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“Tank-to-thrust”: Very rough estimate across aircraft</text:p>
          </table:table-cell>
          <table:table-cell office:value-type="string" calcext:value-type="string">
            <text:p>https://en.wikipedia.org/wiki/Jet_engine#Energy_efficiency_relating_to_aircraft_jet_engines</text:p>
          </table:table-cell>
          <table:table-cell table:number-columns-repeated="1017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7:07:43.077084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4T17:34:19.214584227</dc:date>
    <meta:editing-duration>PT18H40M28S</meta:editing-duration>
    <meta:editing-cycles>11</meta:editing-cycles>
    <meta:generator>LibreOffice/6.0.7.3$Linux_X86_64 LibreOffice_project/00m0$Build-3</meta:generator>
    <meta:document-statistic meta:table-count="1" meta:cell-count="835" meta:object-count="0"/>
  </office:meta>
</office:document-meta>
</file>